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1700c5" officeooo:paragraph-rsid="001700c5"/>
    </style:style>
    <style:style style:name="P3" style:family="paragraph" style:parent-style-name="Standard">
      <style:text-properties fo:language="pl" fo:country="PL" officeooo:rsid="0026af2c" officeooo:paragraph-rsid="0026af2c"/>
    </style:style>
    <style:style style:name="P4" style:family="paragraph" style:parent-style-name="Standard">
      <style:text-properties fo:language="pl" fo:country="PL" officeooo:rsid="0026af2c" officeooo:paragraph-rsid="0026af2c" fo:background-color="#ffff00"/>
    </style:style>
    <style:style style:name="P5" style:family="paragraph" style:parent-style-name="Standard">
      <style:text-properties fo:language="pl" fo:country="PL" officeooo:rsid="002f4235" officeooo:paragraph-rsid="002f4235"/>
    </style:style>
    <style:style style:name="P6" style:family="paragraph" style:parent-style-name="Standard">
      <style:text-properties fo:language="pl" fo:country="PL" officeooo:rsid="001ea4af" officeooo:paragraph-rsid="001ea4af"/>
    </style:style>
    <style:style style:name="P7" style:family="paragraph" style:parent-style-name="Standard">
      <style:text-properties fo:language="pl" fo:country="PL" officeooo:paragraph-rsid="0029baeb"/>
    </style:style>
    <style:style style:name="P8" style:family="paragraph" style:parent-style-name="Standard">
      <style:text-properties fo:language="pl" fo:country="PL" officeooo:rsid="00275ca3"/>
    </style:style>
    <style:style style:name="P9" style:family="paragraph" style:parent-style-name="Standard">
      <style:text-properties fo:language="pl" fo:country="PL" officeooo:rsid="001d3a38"/>
    </style:style>
    <style:style style:name="P10" style:family="paragraph" style:parent-style-name="Standard">
      <style:text-properties fo:language="pl" fo:country="PL" officeooo:rsid="001a31dc"/>
    </style:style>
    <style:style style:name="P11" style:family="paragraph" style:parent-style-name="Standard">
      <style:text-properties fo:language="pl" fo:country="PL" officeooo:paragraph-rsid="00311dbc"/>
    </style:style>
    <style:style style:name="P12" style:family="paragraph" style:parent-style-name="Standard">
      <style:text-properties officeooo:paragraph-rsid="0023ce37"/>
    </style:style>
    <style:style style:name="P13" style:family="paragraph" style:parent-style-name="Standard">
      <style:text-properties officeooo:paragraph-rsid="0029baeb"/>
    </style:style>
    <style:style style:name="P14" style:family="paragraph" style:parent-style-name="Standard">
      <style:text-properties officeooo:rsid="002c568f" officeooo:paragraph-rsid="002c568f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text-properties fo:language="pl" fo:country="PL"/>
    </style:style>
    <style:style style:name="P17" style:family="paragraph" style:parent-style-name="Standard">
      <style:text-properties fo:language="pl" fo:country="PL" officeooo:rsid="00311dbc" officeooo:paragraph-rsid="001700c5"/>
    </style:style>
    <style:style style:name="P18" style:family="paragraph" style:parent-style-name="Standard">
      <style:text-properties fo:language="pl" fo:country="PL" officeooo:rsid="003462ab" officeooo:paragraph-rsid="003462ab"/>
    </style:style>
    <style:style style:name="P19" style:family="paragraph" style:parent-style-name="Standard">
      <style:text-properties fo:language="pl" fo:country="PL" officeooo:rsid="00367491" officeooo:paragraph-rsid="00367491"/>
    </style:style>
    <style:style style:name="P20" style:family="paragraph" style:parent-style-name="Standard">
      <style:text-properties fo:language="pl" fo:country="PL" officeooo:paragraph-rsid="0029baeb"/>
    </style:style>
    <style:style style:name="P21" style:family="paragraph" style:parent-style-name="Standard">
      <style:text-properties fo:language="pl" fo:country="PL" officeooo:rsid="003b3bae" officeooo:paragraph-rsid="003b3bae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78941"/>
    </style:style>
    <style:style style:name="T3" style:family="text">
      <style:text-properties fo:language="pl" fo:country="PL" officeooo:rsid="0018ae47"/>
    </style:style>
    <style:style style:name="T4" style:family="text">
      <style:text-properties fo:language="pl" fo:country="PL" officeooo:rsid="001a31dc"/>
    </style:style>
    <style:style style:name="T5" style:family="text">
      <style:text-properties fo:language="pl" fo:country="PL" officeooo:rsid="001b62c6"/>
    </style:style>
    <style:style style:name="T6" style:family="text">
      <style:text-properties fo:language="pl" fo:country="PL" fo:background-color="#ffff00" loext:char-shading-value="0"/>
    </style:style>
    <style:style style:name="T7" style:family="text">
      <style:text-properties fo:language="pl" fo:country="PL" officeooo:rsid="001b62c6" fo:background-color="#ffff00" loext:char-shading-value="0"/>
    </style:style>
    <style:style style:name="T8" style:family="text">
      <style:text-properties fo:language="pl" fo:country="PL" officeooo:rsid="001d3a38"/>
    </style:style>
    <style:style style:name="T9" style:family="text">
      <style:text-properties fo:language="pl" fo:country="PL" officeooo:rsid="001ea4af"/>
    </style:style>
    <style:style style:name="T10" style:family="text">
      <style:text-properties fo:language="pl" fo:country="PL" officeooo:rsid="00201721"/>
    </style:style>
    <style:style style:name="T11" style:family="text">
      <style:text-properties fo:language="pl" fo:country="PL" officeooo:rsid="00207c82"/>
    </style:style>
    <style:style style:name="T12" style:family="text">
      <style:text-properties fo:language="pl" fo:country="PL" officeooo:rsid="0020f362"/>
    </style:style>
    <style:style style:name="T13" style:family="text">
      <style:text-properties fo:language="pl" fo:country="PL" officeooo:rsid="00225e5d"/>
    </style:style>
    <style:style style:name="T14" style:family="text">
      <style:text-properties fo:language="pl" fo:country="PL" officeooo:rsid="00245269"/>
    </style:style>
    <style:style style:name="T15" style:family="text">
      <style:text-properties fo:language="pl" fo:country="PL" officeooo:rsid="00275ca3"/>
    </style:style>
    <style:style style:name="T16" style:family="text">
      <style:text-properties fo:language="pl" fo:country="PL" officeooo:rsid="0023ce37"/>
    </style:style>
    <style:style style:name="T17" style:family="text">
      <style:text-properties fo:language="pl" fo:country="PL" officeooo:rsid="002b6a32"/>
    </style:style>
    <style:style style:name="T18" style:family="text">
      <style:text-properties fo:language="pl" fo:country="PL" officeooo:rsid="002b8b01"/>
    </style:style>
    <style:style style:name="T19" style:family="text">
      <style:text-properties fo:language="pl" fo:country="PL" officeooo:rsid="002c568f"/>
    </style:style>
    <style:style style:name="T20" style:family="text">
      <style:text-properties fo:language="pl" fo:country="PL" officeooo:rsid="002e482f"/>
    </style:style>
    <style:style style:name="T21" style:family="text">
      <style:text-properties fo:language="pl" fo:country="PL" officeooo:rsid="002e82e8"/>
    </style:style>
    <style:style style:name="T22" style:family="text">
      <style:text-properties fo:language="pl" fo:country="PL" officeooo:rsid="0037e58b"/>
    </style:style>
    <style:style style:name="T23" style:family="text">
      <style:text-properties fo:language="pl" fo:country="PL" officeooo:rsid="003826f1"/>
    </style:style>
    <style:style style:name="T24" style:family="text">
      <style:text-properties officeooo:rsid="0025a4b1"/>
    </style:style>
    <style:style style:name="T25" style:family="text">
      <style:text-properties officeooo:rsid="00263500"/>
    </style:style>
    <style:style style:name="T26" style:family="text">
      <style:text-properties officeooo:rsid="0027f73c"/>
    </style:style>
    <style:style style:name="T27" style:family="text">
      <style:text-properties officeooo:rsid="00311dbc"/>
    </style:style>
    <style:style style:name="T28" style:family="text">
      <style:text-properties officeooo:rsid="003462ab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034b7d1"/>
    </style:style>
    <style:style style:name="T31" style:family="text">
      <style:text-properties officeooo:rsid="00367491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376558"/>
    </style:style>
    <style:style style:name="T35" style:family="text">
      <style:text-properties style:text-underline-style="none" officeooo:rsid="0037b1e8"/>
    </style:style>
    <style:style style:name="T36" style:family="text">
      <style:text-properties style:text-underline-style="none" officeooo:rsid="003a0c70"/>
    </style:style>
    <style:style style:name="T37" style:family="text">
      <style:text-properties officeooo:rsid="003c9a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Ksenia: co oznacza sen? Pisklę wypada z gniazda, a spadając rośnie i nim uderzy w ziemię i zginie, uderza skrzydłami, wznosi się do góry i odlatuje gdzieś hen daleko. </text:span><text:span text:style-name="T19">&gt; Może popytać Tyfona.</text:span></text:p>
      <text:p text:style-name="P14"><text:span text:style-name="T19">T</text:span><text:span text:style-name="T1">yfon </text:span><text:span text:style-name="T22">idzie wróżyć z jelita jagnięcia </text:span><text:span text:style-name="T23">OPISZ TO :D Jak gmera itd</text:span><text:span text:style-name="T1">: czekają cię ogromne wyzwania, zbrojna niewiasto. </text:span><text:span text:style-name="T20">Staraj się zjednać sobie bogów, inaczej los twój będzie ciężki.</text:span></text:p>
      <text:p text:style-name="P1"/>
      <text:p text:style-name="P1">Prytanis: dowiedział się wszystkiego o Sparcie +</text:p>
      <text:p text:style-name="P6">Chce uratować Charondasa, swego nauczyciela i gospodarza w Sparcie.</text:p>
      <text:p text:style-name="P1"/>
      <text:p text:style-name="P1">Muttanbaal: co dalej ze słoniem? Czy Spartanie zrobią zamówienie na więcej słoni?</text:p>
      <text:p text:style-name="P5">- Jeśli uratuje słonia, to chce z nim jechać do Delf.</text:p>
      <text:p text:style-name="P5">- Jeśli spalą słonia, to musi wymyślić, jak pokazać się z powrotem mężowi.</text:p>
      <text:p text:style-name="P1"/>
      <text:p text:style-name="P1"/>
      <text:p text:style-name="P1"/>
      <text:p text:style-name="P11"/>
      <text:p text:style-name="P1">Przybijają do brzegu, gdzie znajduje się <text:span text:style-name="T27">CIRTHA (obok Hermione na mapie) niewielka </text:span>kolonia portowa ludu <text:span text:style-name="T27">na terytorium</text:span> <text:span text:style-name="T27">argolidów.</text:span></text:p>
      <text:p text:style-name="P1"/>
      <text:p text:style-name="P1">OPIS</text:p>
      <text:p text:style-name="P1">Jest to niewielka osada, którą zamieszkują głównie rybacy. Łódki kołyszą się w porcie, natomiast niewielki plac otaczają ceglane domostwa. Nad brzegiem jest kilka niewielkich kramów, należących do przybyłych kupców. Nieopodal na skarpie znajduje się średniej wielkości kamienna świątynia Posejdona.</text:p>
      <text:p text:style-name="P1"/>
      <text:p text:style-name="P1"/>
      <text:p text:style-name="P1"/>
      <text:p text:style-name="P1"/>
      <text:p text:style-name="P1"/>
      <text:p text:style-name="P1">1 – Mieszkańcy widzą słonia wychodzącego na brzeg i są przekonani, że to bogowie zsyłają im znak. W zależności od zachowania słonia.</text:p>
      <text:p text:style-name="Standard"><text:span text:style-name="T6">TEST</text:span><text:span text:style-name="T1"> na postępowanie ze zwierzętami:</text:span></text:p>
      <text:p text:style-name="P1">- Jeśli się powiedzie i słoń jest grzeczny – bóg jest z nas zadowolony, z piany wyszło święte zwierzę! Trzeba zaopiekować się przybyszami, zarżnąć ofiary i wydać ucztę.</text:p>
      <text:p text:style-name="P1">- Jeśli obleją – bogowie są źli i przysłali potwora na nasze stracenie. Idą złożyć ofiary i poradzić się boga, w jaki sposób naprawić stosunki. A bóg powiada ustami wieszczka Tyfona: zarżnijcie słonia i spalcie na wielkim stosie!</text:p>
      <text:p text:style-name="P1">(Jeśli jakoś ich powstrzymają, zaczną się ich bać i nie będą pomocni).</text:p>
      <text:p text:style-name="P2">Po ofierze ze słonia <text:span text:style-name="T37">tubylcy</text:span> otrzymują pomyślne znaki i mogą być pomocni przybyszom.</text:p>
      <text:p text:style-name="P2"/>
      <text:p text:style-name="P2"/>
      <text:p text:style-name="P17"/>
      <text:p text:style-name="P1"/>
      <text:p text:style-name="P1"/>
      <text:p text:style-name="P1"><text:soft-page-break/></text:p>
      <text:p text:style-name="P7"><text:span text:style-name="T28">2</text:span> – Charondas jest umierający i potrzebuje natychmiastowej pomocy. Mogę kulać za każdy dzień zwłoki, czy mu się nie pogarsza i nie zejdzie. </text:p>
      <text:p text:style-name="P13"><text:span text:style-name="T6">TEST</text:span><text:span text:style-name="T1"> na leczenie:</text:span></text:p>
      <text:p text:style-name="P7">- Jeśli się powiedzie, Charondas jeszcze dycha</text:p>
      <text:p text:style-name="P7">- Jeśli obleją, ma zimne poty i zaczyna bredzić. Jeśli obleją 3 dni z rzędu, Charondas umiera.</text:p>
      <text:p text:style-name="P7"/>
      <text:p text:style-name="P7">W osadzie nie ma lekarza. Spotykacie grajka Filona [2,2], który informuje was o ważnych postaciach w osadzie:</text:p>
      <text:p text:style-name="Standard"><text:span text:style-name="T1">- wieszczyk Tyfon [1,3] – </text:span><text:span text:style-name="T17">to wielki mędrzec, potrafi z jelita jagnięcia przepowiadać losy całych ludów i objaśniać wolę bogów.</text:span></text:p>
      <text:p text:style-name="P1">- stary Polibdos [0,4] organizuje zebrania obywateli i głosowania. Opiekun osady. Założył ją wysłany niegdyś z kolonistami z Argos.</text:p>
      <text:p text:style-name="Standard"><text:span text:style-name="T1">- Anagoras, Hippiasz, Jazon [1,3] jw., właściciele ziemscy. - </text:span><text:span text:style-name="T17">Jazon, właściciel ziemski interesuje się zielarstwem, jeśli potrzebujecie, może wam coś doradzi.</text:span></text:p>
      <text:p text:style-name="Standard"><text:span text:style-name="T1">- trzech kupców w porcie: 2 Fenicjan, 1 Lidyjczyk [2,2]</text:span><text:bookmark text:name="_GoBack"/><text:span text:style-name="T1"> – </text:span><text:span text:style-name="T17">przypłynęło ich kilku, może przywieźli z sobą jakieś lecznicze balsamy.</text:span></text:p>
      <text:p text:style-name="P1">Poza tym rybacy.</text:p>
      <text:p text:style-name="P1"/>
      <text:p text:style-name="P1"/>
      <text:p text:style-name="P1"/>
      <text:p text:style-name="P1"/>
      <text:p text:style-name="P1"/>
      <text:p text:style-name="P1"/>
      <text:p text:style-name="P1">Skąd mogą wziąć ratunek dla Charondasa?</text:p>
      <text:p text:style-name="P1"/>
      <text:p text:style-name="Standard"><text:span text:style-name="T1">- Grajek Filon, </text:span><text:span text:style-name="T15">Polibdos</text:span><text:span text:style-name="T1">: </text:span><text:span text:style-name="T3">módlcie się do bogów.</text:span></text:p>
      <text:p text:style-name="Standard"><text:span text:style-name="T1">- Kupiec Lidyjski: </text:span><text:span text:style-name="T11">w Argos</text:span><text:span text:style-name="T1"> na pewno jest lekarz. </text:span><text:span text:style-name="T21">(Ma też pięć bryłek ałunu, gdyby Prytanis czegoś szukał – minerał, lek natutralny, aseptyczny i tamujący).</text:span></text:p>
      <text:p text:style-name="Standard"><text:span text:style-name="T1">- </text:span><text:span text:style-name="T17">Kupiec Fenicki: a może zechcecie kupić ten oto rzeźbiony stołek? Bardzo wygodny. </text:span><text:span text:style-name="T18">Macedońskiego warsztatu, prosto z Tyrissy</text:span><text:span text:style-name="T17">.</text:span></text:p>
      <text:p text:style-name="Standard"><text:span text:style-name="T1">- </text:span><text:span text:style-name="T2">Jazon właściciel ziemski: </text:span><text:span text:style-name="T5">mogę wam pomóc</text:span><text:span text:style-name="T2">, ale </text:span><text:span text:style-name="T5">pragnę w zamian waszej pomocy</text:span><text:span text:style-name="T2">. </text:span><text:span text:style-name="T5">(Posiada bogatą apteczkę, z której Prytanis, jeśli dobrze kulnie </text:span><text:span text:style-name="T7">TEST</text:span><text:span text:style-name="T5">, może przygotować zioła lecznicze.)</text:span><text:span text:style-name="T2"> Oto Hippiasz winien mi jest ogromną niesprawiedliwość. </text:span><text:span text:style-name="T4">Onegdaj wysłałem do świątyni Posejdona dary bogate, a w tym krater drogocenny malowany w graniaste figury i zdobiony srebrem, który zakupiłem u podróżnego kupca za niemałe dobra. Hippiasz zaś z zazdrości ukradł mi go i zniszczył, choć jest niemal równie bogaty. Dlatego należy mu się nauczka i za zniewagę boga, dla którego dar był przeznaczony i za moją stratę. </text:span><text:span text:style-name="T8">Z pewnością skąpiec ukrywa w piwnicy coś wartościowego – zagrabcie to jako ekwiwalent mego krateru, a uznam rachunki za wyrównane.</text:span></text:p>
      <text:p text:style-name="P12"><text:span text:style-name="T8">(</text:span><text:span text:style-name="T16">Jeśli Prytanis obleje test, Jazon idzie poszukać uczonych ksiąg, na podstawie których Prytanis, przeczytawszy, może zrobić jeszcze jeden test.)</text:span></text:p>
      <text:p text:style-name="P8"/>
      <text:p text:style-name="P9"/>
      <text:p text:style-name="Standard"><text:soft-page-break/><text:span text:style-name="T8">- </text:span><text:span text:style-name="T9">Hippiasz </text:span><text:span text:style-name="T10">właściciel ziemski: </text:span><text:span text:style-name="T12">nie czuję się winnym. Sami przyznacie mi rację. Od lat już użeram się z mym sąsiadem – ten niegodziwiec co pół sezonu rozoruje miedzę, przesówa kamienie graniczne i ogryza moje pola po kawałku. Nic na to nie mogę poradzić, ponieważ jest w zmowie z wszystkimi i płaci im łapówki, tak że każdy mówi, że nic nie zauważył i wszystko zmyśliłem z zazdrości o jego bogactwa. Toteż i wy </text:span><text:span text:style-name="T13">któregoś razu </text:span><text:span text:style-name="T12">zobaczywszy wspaniałości wiezione do świątyni, wpadlibyście w wielką i niepowstrzymaną złość, co mnie słabemu </text:span><text:span text:style-name="T13">wł</text:span><text:span text:style-name="T14">a</text:span><text:span text:style-name="T13">śnie </text:span><text:span text:style-name="T12">się przytrafiło.</text:span></text:p>
      <text:p text:style-name="P10"/>
      <text:p text:style-name="P1"/>
      <text:p text:style-name="P1">- <text:span text:style-name="T24">Jazon: Śmiał mówić o ziemi? To psubrat! Odbieram tylko, co nie należy do niego, lecz do mnie. Ojciec mój, do którego kiedyś należały te włości, uczciwie kupił od jego ojca dziesięć akrów ziemi – zapłacił, a tamten się wyparł i niczego mu nie dał. Taka to była ich przyjaźń.</text:span></text:p>
      <text:p text:style-name="P1"/>
      <text:p text:style-name="P1"/>
      <text:p text:style-name="P1">- <text:span text:style-name="T25">Hippiasz: Ojciec sprawiedliwie zemścił się na nim. Łotr uwiódł mu żonę, to znaczy dziewczynę już ugadaną, z całym posagiem.</text:span></text:p>
      <text:p text:style-name="P1"/>
      <text:p text:style-name="P1"/>
      <text:p text:style-name="P1">- <text:span text:style-name="T25">Jazon: Cóż jestem winien, że ojciec mój wygrał rękę tej panny?</text:span></text:p>
      <text:p text:style-name="P1"/>
      <text:p text:style-name="P1"/>
      <text:p text:style-name="P1"/>
      <text:p text:style-name="P18">OPIS dom Jazona i Hippiasza</text:p>
      <text:p text:style-name="P18">Duży dom ceglany z podwórzem i studnią, niedaleko budynki gospodarskie, a w nich kozy i gęsi. W oddali stadko owiec i obsiane pola żytem i strączkami.</text:p>
      <text:p text:style-name="P1"/>
      <text:p text:style-name="P21">Jazon przyjmuje ich gościnnie, lecz zawołany przez pasterzy (owca rodzi młode), przeprasza i wychodzi, odprowadzając ich na podwórze.</text:p>
      <text:p text:style-name="P21"/>
      <text:p text:style-name="P1"/>
      <text:p text:style-name="P18">Jazon ma dom piętrowy, jest izba na parterze, w niej stół i ławy, do niej przylega przybudówka z drewnem opałowym. Obok pokój dzieciaków (2).</text:p>
      <text:p text:style-name="P18"><text:span text:style-name="T29">TEST</text:span> ciche poruszanie (jeśli ktoś jest w domu i może usłyszeć, że rozleźli się z izby gościnnej) – <text:span text:style-name="T31">przy każdym wejściu w niedozwolone miejsce.</text:span></text:p>
      <text:p text:style-name="P18"><text:s/>Na piętrze <text:span text:style-name="T32">pokój małżonki</text:span> <text:span text:style-name="T31">(na stoliku z brązowym lustrem 2 pierścienie i spinka do włosów z jakimiś kamieniami)</text:span> i <text:span text:style-name="T32">sypialnie </text:span><text:span text:style-name="T34">(na łożu </text:span><text:span text:style-name="T35">ktoś </text:span><text:span text:style-name="T34">drzemie – małżonka)</text:span><text:span text:style-name="T33"> </text:span>oraz <text:span text:style-name="T32">przybudówka z gratami</text:span>. <text:span text:style-name="T31">(miotły, wiadra, kratery gliniane, szmaty, półki z kagankami, amforami, misami)</text:span></text:p>
      <text:p text:style-name="P18"><text:s/>Na dole chłodna <text:span text:style-name="T32">piwnica</text:span> ze spiżarką (beczki z winem, oliwą), <text:span text:style-name="T30">skrzynki</text:span> (<text:span text:style-name="T30">z chlebem, suszonymi rybami, ale też z płótnami, starymi i nowymi ubraniami</text:span>) i <text:span text:style-name="T31">okuta</text:span> skrzyni<text:span text:style-name="T31">a</text:span>.</text:p>
      <text:p text:style-name="P18"><text:span text:style-name="T29">TEST</text:span> włamywanie w piwnicy</text:p>
      <text:p text:style-name="P18">W kutej skrzyni jest pancerz brązowy na lekkim suknie, <text:span text:style-name="T30">zdobny srebrnymi blaszkami oraz krótki nóż brązowy o wytartej rękojeści i parę brązowych grotów.</text:span></text:p>
      <text:p text:style-name="P19"/>
      <text:p text:style-name="P19"/>
      <text:p text:style-name="P19"><text:soft-page-break/></text:p>
      <text:p text:style-name="P1"/>
      <text:p text:style-name="P4">WALKA</text:p>
      <text:p text:style-name="P3">- Jeśli Jazon nic nie dostanie w zamian za pomoc, będzie wściekły i oszukany. Wyśle za wami swoich ludzi, żeby wam wklepali i was okradli.</text:p>
      <text:p text:style-name="P1">- <text:span text:style-name="T26">Jeśli okradniecie Hippiasza, ten wyśle za wami swych ludzi, żeby wam wklepali :D</text:span></text:p>
      <text:p text:style-name="P1">- <text:span text:style-name="T26">Możecie niby jeszcze zapłacić ze swojego, ale w to nie wierzę ;] Wtedy napadną was rabusie, którzy zauważyli jak wydajecie w porcie złoto i srebro bez miary, znaczy, że macie sute sakiewki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GB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_20_text" style:display-name="endnote text" style:family="paragraph" style:parent-style-name="Standard" style:default-outline-level=""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gida Glowacka</meta:initial-creator>
    <meta:editing-cycles>68</meta:editing-cycles>
    <meta:creation-date>2019-01-21T10:00:00</meta:creation-date>
    <dc:date>2019-01-29T19:58:11.396818645</dc:date>
    <meta:editing-duration>PT4H6M1S</meta:editing-duration>
    <meta:generator>LibreOffice/5.1.6.2$Linux_X86_64 LibreOffice_project/10m0$Build-2</meta:generator>
    <meta:document-statistic meta:table-count="0" meta:image-count="0" meta:object-count="0" meta:page-count="4" meta:paragraph-count="49" meta:word-count="1053" meta:character-count="6686" meta:non-whitespace-character-count="56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